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language="es" fo:country="ES" officeooo:rsid="0009dce8" officeooo:paragraph-rsid="0009dce8"/>
    </style:style>
    <style:style style:name="P2" style:family="paragraph" style:parent-style-name="Standard">
      <style:paragraph-properties fo:text-align="justify" style:justify-single-word="false"/>
      <style:text-properties style:font-name="Arial" fo:language="es" fo:country="ES" officeooo:rsid="000b0243" officeooo:paragraph-rsid="000b0243"/>
    </style:style>
    <style:style style:name="P3" style:family="paragraph" style:parent-style-name="Standard">
      <style:paragraph-properties fo:text-align="justify" style:justify-single-word="false"/>
      <style:text-properties style:font-name="Arial" fo:language="es" fo:country="ES" officeooo:rsid="000b0243" officeooo:paragraph-rsid="000d42ca"/>
    </style:style>
    <style:style style:name="P4" style:family="paragraph" style:parent-style-name="Standard">
      <style:paragraph-properties fo:text-align="justify" style:justify-single-word="false"/>
      <style:text-properties style:font-name="Arial" fo:language="es" fo:country="ES" officeooo:rsid="000d42ca" officeooo:paragraph-rsid="000d42ca"/>
    </style:style>
    <style:style style:name="P5" style:family="paragraph" style:parent-style-name="Standard">
      <style:paragraph-properties fo:text-align="justify" style:justify-single-word="false"/>
      <style:text-properties style:font-name="Arial" fo:language="es" fo:country="ES" fo:font-weight="bold" officeooo:rsid="000d42ca" officeooo:paragraph-rsid="000d42ca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language="es" fo:country="ES" fo:font-weight="bold" officeooo:rsid="000ebf1c" officeooo:paragraph-rsid="000ebf1c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language="es" fo:country="ES" fo:font-weight="bold" officeooo:rsid="000f29a8" officeooo:paragraph-rsid="000f29a8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language="es" fo:country="ES" fo:font-weight="normal" officeooo:rsid="000d42ca" officeooo:paragraph-rsid="000d42ca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language="es" fo:country="ES" fo:font-weight="normal" officeooo:rsid="000ebf1c" officeooo:paragraph-rsid="000ebf1c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language="es" fo:country="ES" fo:font-weight="normal" officeooo:rsid="000ebf1c" officeooo:paragraph-rsid="000ebf1c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language="es" fo:country="ES" fo:font-weight="normal" officeooo:rsid="000f29a8" officeooo:paragraph-rsid="000f29a8" style:font-weight-asian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Arial" fo:language="es" fo:country="ES" officeooo:rsid="000b03a1" officeooo:paragraph-rsid="000b03a1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Arial" fo:language="es" fo:country="ES" officeooo:rsid="000d42ca" officeooo:paragraph-rsid="000d42ca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Arial" fo:language="es" fo:country="ES" fo:font-weight="normal" officeooo:rsid="000ebf1c" officeooo:paragraph-rsid="000ebf1c" style:font-weight-asian="normal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Arial" fo:language="es" fo:country="ES" fo:font-weight="normal" officeooo:rsid="000f29a8" officeooo:paragraph-rsid="000f29a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42ca" style:font-weight-asian="bold" style:font-weight-complex="bold"/>
    </style:style>
    <style:style style:name="T3" style:family="text">
      <style:text-properties officeooo:rsid="000c17cf"/>
    </style:style>
    <style:style style:name="T4" style:family="text">
      <style:text-properties officeooo:rsid="000d42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PROBLEMA DEL PRODUCTOR-CONSUMIDOR </text:p>
      <text:p text:style-name="P1"/>
      <text:p text:style-name="P1"/>
      <text:p text:style-name="P3"><text:span text:style-name="T1">EJERCICIO</text:span><text:span text:style-name="T2">S</text:span><text:span text:style-name="T1">: </text:span></text:p>
      <text:p text:style-name="P3">Describe la variable o variables necesarias, y cómo se determina en qué posición se puede escribir y en qué posición se puede leer del buffer.</text:p>
      <text:p text:style-name="P3"/>
      <text:p text:style-name="P2">Describe los semáforos necesarios, la utilidad de los mismos, el valor inicial y en qué puntos del programa se debe usar sem_wait y sem_signal sobre ellos</text:p>
      <text:p text:style-name="P2"/>
      <text:p text:style-name="P2"/>
      <text:list xml:id="list2590891053" text:style-name="L1">
        <text:list-item>
          <text:p text:style-name="P12">num_items </text:p>
          <text:list>
            <text:list-item>
              <text:p text:style-name="P12">Integer.</text:p>
            </text:list-item>
            <text:list-item>
              <text:p text:style-name="P12">Número de items total.</text:p>
              <text:p text:style-name="P12"/>
            </text:list-item>
          </text:list>
        </text:list-item>
        <text:list-item>
          <text:p text:style-name="P12">tam_vec</text:p>
          <text:list>
            <text:list-item>
              <text:p text:style-name="P12">Integer.</text:p>
            </text:list-item>
            <text:list-item>
              <text:p text:style-name="P12">Número de items que se rellena el buffer (tamaño).</text:p>
            </text:list-item>
            <text:list-item>
              <text:p text:style-name="P12">El tamaño del buffer es el valor de esta variable.</text:p>
              <text:p text:style-name="P12"/>
            </text:list-item>
          </text:list>
        </text:list-item>
        <text:list-item>
          <text:p text:style-name="P12">cont_prod[num_items] y cont_cons[num_items]</text:p>
          <text:list>
            <text:list-item>
              <text:p text:style-name="P12"><text:span text:style-name="T4">U</text:span>nsigned.</text:p>
            </text:list-item>
            <text:list-item>
              <text:p text:style-name="P12">Dos vectores que son contadores de verificación <text:span text:style-name="T3">para los productores y consumidores. </text:span></text:p>
              <text:p text:style-name="P12"/>
            </text:list-item>
          </text:list>
        </text:list-item>
        <text:list-item>
          <text:p text:style-name="P13">puede_escribir = tam_vec y puede_leer = 0</text:p>
          <text:list>
            <text:list-item>
              <text:p text:style-name="P13">Semaphore. </text:p>
            </text:list-item>
            <text:list-item>
              <text:p text:style-name="P13">Controla a la hebra productora y la hebra consumidora a la hora de producir y consumir del buffer para que el indice no se sobreescriba. </text:p>
            </text:list-item>
          </text:list>
        </text:list-item>
      </text:list>
      <text:p text:style-name="P4"/>
      <text:p text:style-name="P4"/>
      <text:p text:style-name="P5">CÓDIGO FUENTE</text:p>
      <text:p text:style-name="P5"/>
      <text:p text:style-name="P8">#include &lt;iostream&gt;</text:p>
      <text:p text:style-name="P8">#include &lt;cassert&gt;</text:p>
      <text:p text:style-name="P8">#include &lt;thread&gt;</text:p>
      <text:p text:style-name="P8">#include &lt;mutex&gt;</text:p>
      <text:p text:style-name="P8">#include &lt;random&gt;</text:p>
      <text:p text:style-name="P8">#include "Semaphore.h"</text:p>
      <text:p text:style-name="P8"/>
      <text:p text:style-name="P8">using namespace std ;</text:p>
      <text:p text:style-name="P8">using namespace SEM ;</text:p>
      <text:p text:style-name="P8"/>
      <text:p text:style-name="P8">//**********************************************************************</text:p>
      <text:p text:style-name="P8">// variables compartidas</text:p>
      <text:p text:style-name="P8"/>
      <text:p text:style-name="P8">const int num_items = 40 , <text:s text:c="2"/>// número de items</text:p>
      <text:p text:style-name="P8"><text:tab/> <text:s text:c="7"/>tam_vec <text:s text:c="2"/>= 10 ; <text:s text:c="2"/>// tamaño del buffer</text:p>
      <text:p text:style-name="P8">unsigned <text:s/>cont_prod[num_items] = {0}, // contadores de verificación: producidos</text:p>
      <text:p text:style-name="P8"><text:s text:c="10"/>cont_cons[num_items] = {0}; // contadores de verificación: consumidos</text:p>
      <text:p text:style-name="P8"/>
      <text:p text:style-name="P8"/>
      <text:p text:style-name="P8"><text:soft-page-break/>Semaphore puede_escribir = tam_vec,</text:p>
      <text:p text:style-name="P8"><text:s text:c="10"/>puede_leer <text:s text:c="4"/>= 0;</text:p>
      <text:p text:style-name="P8"/>
      <text:p text:style-name="P8">mutex mtx;</text:p>
      <text:p text:style-name="P8"/>
      <text:p text:style-name="P8">int buffer [tam_vec];</text:p>
      <text:p text:style-name="P8">int indice = 0;</text:p>
      <text:p text:style-name="P8"/>
      <text:p text:style-name="P8"/>
      <text:p text:style-name="P8">//**********************************************************************</text:p>
      <text:p text:style-name="P8">// plantilla de función para generar un entero aleatorio uniformemente</text:p>
      <text:p text:style-name="P8">// distribuido entre dos valores enteros, ambos incluidos</text:p>
      <text:p text:style-name="P8">// (ambos tienen que ser dos constantes, conocidas en tiempo de compilación)</text:p>
      <text:p text:style-name="P8">//----------------------------------------------------------------------</text:p>
      <text:p text:style-name="P8"/>
      <text:p text:style-name="P8">template&lt; int min, int max &gt; int aleatorio()</text:p>
      <text:p text:style-name="P8">{</text:p>
      <text:p text:style-name="P8"><text:s text:c="2"/>static default_random_engine generador( (random_device())() );</text:p>
      <text:p text:style-name="P8"><text:s text:c="2"/>static uniform_int_distribution&lt;int&gt; distribucion_uniforme( min, max ) ;</text:p>
      <text:p text:style-name="P8"><text:s text:c="2"/>return distribucion_uniforme( generador );</text:p>
      <text:p text:style-name="P8">}</text:p>
      <text:p text:style-name="P8"/>
      <text:p text:style-name="P8">//**********************************************************************</text:p>
      <text:p text:style-name="P8">// funciones comunes a las dos soluciones (fifo y lifo)</text:p>
      <text:p text:style-name="P8">//----------------------------------------------------------------------</text:p>
      <text:p text:style-name="P8"/>
      <text:p text:style-name="P8">int producir_dato()</text:p>
      <text:p text:style-name="P8">{</text:p>
      <text:p text:style-name="P8"><text:s text:c="3"/>static int contador = 0 ;</text:p>
      <text:p text:style-name="P8"><text:s text:c="3"/>this_thread::sleep_for( chrono::milliseconds( aleatorio&lt;20,100&gt;() ));</text:p>
      <text:p text:style-name="P8"/>
      <text:p text:style-name="P8"><text:s text:c="3"/>mtx.lock();</text:p>
      <text:p text:style-name="P8"><text:s text:c="3"/>cout &lt;&lt; "producido: " &lt;&lt; contador &lt;&lt; endl &lt;&lt; flush ;</text:p>
      <text:p text:style-name="P8"><text:s text:c="3"/>mtx.unlock();</text:p>
      <text:p text:style-name="P8"/>
      <text:p text:style-name="P8"><text:s text:c="3"/>cont_prod[contador] ++ ;</text:p>
      <text:p text:style-name="P8"><text:s text:c="3"/>return contador++ ;</text:p>
      <text:p text:style-name="P8">}</text:p>
      <text:p text:style-name="P8">//----------------------------------------------------------------------</text:p>
      <text:p text:style-name="P8"/>
      <text:p text:style-name="P8">void consumir_dato( unsigned dato )</text:p>
      <text:p text:style-name="P8">{</text:p>
      <text:p text:style-name="P8"><text:s text:c="3"/>assert( dato &lt; num_items );</text:p>
      <text:p text:style-name="P8"><text:s text:c="3"/>cont_cons[dato] ++ ;</text:p>
      <text:p text:style-name="P8"><text:s text:c="3"/>this_thread::sleep_for( chrono::milliseconds( aleatorio&lt;20,100&gt;() ));</text:p>
      <text:p text:style-name="P8"/>
      <text:p text:style-name="P8"><text:s text:c="3"/>mtx.lock();</text:p>
      <text:p text:style-name="P8"><text:s text:c="3"/>cout &lt;&lt; " <text:s text:c="17"/>consumido: " &lt;&lt; dato &lt;&lt; endl ;</text:p>
      <text:p text:style-name="P8"><text:s text:c="3"/>mtx.unlock();</text:p>
      <text:p text:style-name="P8">}</text:p>
      <text:p text:style-name="P8"/>
      <text:p text:style-name="P8"/>
      <text:p text:style-name="P8"><text:soft-page-break/>//----------------------------------------------------------------------</text:p>
      <text:p text:style-name="P8"/>
      <text:p text:style-name="P8">void test_contadores()</text:p>
      <text:p text:style-name="P8">{</text:p>
      <text:p text:style-name="P8"><text:s text:c="3"/>bool ok = true ;</text:p>
      <text:p text:style-name="P8"><text:s text:c="3"/>cout &lt;&lt; "comprobando contadores ...." ;</text:p>
      <text:p text:style-name="P8"><text:s text:c="3"/>for( unsigned i = 0 ; i &lt; num_items ; i++ )</text:p>
      <text:p text:style-name="P8"><text:s text:c="3"/>{ <text:s/>if ( cont_prod[i] != 1 )</text:p>
      <text:p text:style-name="P8"><text:s text:c="6"/>{ <text:s/>cout &lt;&lt; "error: valor " &lt;&lt; i &lt;&lt; " producido " &lt;&lt; cont_prod[i] &lt;&lt; " veces." &lt;&lt; endl ;</text:p>
      <text:p text:style-name="P8"><text:s text:c="9"/>ok = false ;</text:p>
      <text:p text:style-name="P8"><text:s text:c="6"/>}</text:p>
      <text:p text:style-name="P8"><text:s text:c="6"/>if ( cont_cons[i] != 1 )</text:p>
      <text:p text:style-name="P8"><text:s text:c="6"/>{ <text:s/>cout &lt;&lt; "error: valor " &lt;&lt; i &lt;&lt; " consumido " &lt;&lt; cont_cons[i] &lt;&lt; " veces" &lt;&lt; endl ;</text:p>
      <text:p text:style-name="P8"><text:s text:c="9"/>ok = false ;</text:p>
      <text:p text:style-name="P8"><text:s text:c="6"/>}</text:p>
      <text:p text:style-name="P8"><text:s text:c="3"/>}</text:p>
      <text:p text:style-name="P8"><text:s text:c="3"/>if (ok)</text:p>
      <text:p text:style-name="P8"><text:s text:c="6"/>cout &lt;&lt; endl &lt;&lt; flush &lt;&lt; "solución (aparentemente) correcta." &lt;&lt; endl &lt;&lt; flush ;</text:p>
      <text:p text:style-name="P8">}</text:p>
      <text:p text:style-name="P8"/>
      <text:p text:style-name="P8">//----------------------------------------------------------------------</text:p>
      <text:p text:style-name="P8"/>
      <text:p text:style-name="P8">void <text:s/>funcion_hebra_productora( <text:s/>)</text:p>
      <text:p text:style-name="P8">{</text:p>
      <text:p text:style-name="P8"><text:s text:c="3"/>for( unsigned i = 0 ; i &lt; num_items ; i++ )</text:p>
      <text:p text:style-name="P8"><text:s text:c="3"/>{</text:p>
      <text:p text:style-name="P8"><text:s text:c="6"/>int dato = producir_dato() ;</text:p>
      <text:p text:style-name="P8"><text:s text:c="6"/>sem_wait( puede_escribir );</text:p>
      <text:p text:style-name="P8"><text:s text:c="6"/>mtx.lock();</text:p>
      <text:p text:style-name="P8"><text:s text:c="6"/>indice = i % tam_vec;</text:p>
      <text:p text:style-name="P8"><text:s text:c="6"/>buffer[indice] = dato;</text:p>
      <text:p text:style-name="P8"><text:s text:c="6"/>mtx.unlock();</text:p>
      <text:p text:style-name="P8"/>
      <text:p text:style-name="P8"><text:s text:c="6"/>sem_signal( puede_leer );</text:p>
      <text:p text:style-name="P8"><text:s text:c="3"/>}</text:p>
      <text:p text:style-name="P8">}</text:p>
      <text:p text:style-name="P8"/>
      <text:p text:style-name="P8">//----------------------------------------------------------------------</text:p>
      <text:p text:style-name="P8"/>
      <text:p text:style-name="P8">void funcion_hebra_consumidora( <text:s/>)</text:p>
      <text:p text:style-name="P8">{</text:p>
      <text:p text:style-name="P8"><text:s text:c="3"/>for( unsigned i = 0 ; i &lt; num_items ; i++ )</text:p>
      <text:p text:style-name="P8"><text:s text:c="3"/>{</text:p>
      <text:p text:style-name="P8"><text:s text:c="6"/>int dato ;</text:p>
      <text:p text:style-name="P8"><text:s text:c="6"/>sem_wait( puede_leer );</text:p>
      <text:p text:style-name="P8"><text:s text:c="6"/>mtx.lock();</text:p>
      <text:p text:style-name="P8"><text:s text:c="6"/>indice = i % tam_vec;</text:p>
      <text:p text:style-name="P8"><text:s text:c="6"/>dato = buffer[indice];</text:p>
      <text:p text:style-name="P8"><text:s text:c="6"/>mtx.unlock();</text:p>
      <text:p text:style-name="P8"/>
      <text:p text:style-name="P8"><text:s text:c="6"/>sem_signal( puede_escribir );</text:p>
      <text:p text:style-name="P8"/>
      <text:p text:style-name="P8"><text:soft-page-break/><text:s text:c="6"/>consumir_dato( dato ) ;</text:p>
      <text:p text:style-name="P8"><text:s text:c="4"/>}</text:p>
      <text:p text:style-name="P8">}</text:p>
      <text:p text:style-name="P8">//----------------------------------------------------------------------</text:p>
      <text:p text:style-name="P8"/>
      <text:p text:style-name="P8">int main()</text:p>
      <text:p text:style-name="P8">{</text:p>
      <text:p text:style-name="P8"><text:s text:c="3"/>cout &lt;&lt; "--------------------------------------------------------" &lt;&lt; endl</text:p>
      <text:p text:style-name="P8"><text:s text:c="8"/>&lt;&lt; "Problema de los productores-consumidores." &lt;&lt; endl</text:p>
      <text:p text:style-name="P8"><text:s text:c="8"/>&lt;&lt; "--------------------------------------------------------" &lt;&lt; endl</text:p>
      <text:p text:style-name="P8"><text:s text:c="8"/>&lt;&lt; flush ;</text:p>
      <text:p text:style-name="P8"/>
      <text:p text:style-name="P8"><text:s text:c="3"/>thread hebra_productora ( funcion_hebra_productora ),</text:p>
      <text:p text:style-name="P8"><text:s text:c="10"/>hebra_consumidora( funcion_hebra_consumidora );</text:p>
      <text:p text:style-name="P8"/>
      <text:p text:style-name="P8"><text:s text:c="3"/>hebra_productora.join() ;</text:p>
      <text:p text:style-name="P8"><text:s text:c="3"/>hebra_consumidora.join() ;</text:p>
      <text:p text:style-name="P8"/>
      <text:p text:style-name="P8"><text:s text:c="3"/>test_contadores();</text:p>
      <text:p text:style-name="P8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EL PROBLEMA DE LOS FUMADORES</text:p>
      <text:p text:style-name="P9"/>
      <text:p text:style-name="P10"/>
      <text:p text:style-name="P6">EJERCICIO </text:p>
      <text:p text:style-name="P10"/>
      <text:p text:style-name="P10">Nombres de los semáforos empleados para sincronización y, para cada uno de ellos:</text:p>
      <text:p text:style-name="P10">• Utilidad</text:p>
      <text:p text:style-name="P10">• Valor inicial</text:p>
      <text:p text:style-name="P10">• Hebras que hacen wait y signal sobre dicho semáforo</text:p>
      <text:p text:style-name="P10"/>
      <text:list xml:id="list3131827590" text:style-name="L2">
        <text:list-item>
          <text:p text:style-name="P14">vector&lt;Semaphore&gt; ingr_disp</text:p>
          <text:list>
            <text:list-item>
              <text:p text:style-name="P14">El semáforo controla si el ingrediente perteneciente a cada fumador esta disponible (1) o no (0).</text:p>
            </text:list-item>
            <text:list-item>
              <text:p text:style-name="P14">El valor inicial del semáforo es 0. </text:p>
            </text:list-item>
            <text:list-item>
              <text:p text:style-name="P14">Hace sem_signal(ingr_disp[ingrediente]) la hebra estanquero para indicar que el ingrediente está disponible.</text:p>
            </text:list-item>
            <text:list-item>
              <text:p text:style-name="P14">Hace sem_wait(ingr_disp[ingrediente]) la hebra fumador cuando consume el ingrediente que estaba disponible.</text:p>
              <text:p text:style-name="P14"/>
            </text:list-item>
          </text:list>
        </text:list-item>
        <text:list-item>
          <text:p text:style-name="P14">Semaphore mostr_vacio</text:p>
          <text:list>
            <text:list-item>
              <text:p text:style-name="P14">El semáforo controla si el mostrador esta vacío o no. </text:p>
            </text:list-item>
            <text:list-item>
              <text:p text:style-name="P14">El valor inicial del semáforo es 1.</text:p>
            </text:list-item>
            <text:list-item>
              <text:p text:style-name="P15">Hace sem_signal(mostr_vacio) la hebra fumador para indicar que el mostrador esta vacio y debe ser rellenado. </text:p>
            </text:list-item>
            <text:list-item>
              <text:p text:style-name="P15">Hace sem_signal(mostr_vacio) la hebra estanquero para generar un ingrediente y que los fumadores puedan acceder. </text:p>
            </text:list-item>
          </text:list>
        </text:list-item>
      </text:list>
      <text:p text:style-name="P11"/>
      <text:p text:style-name="P11"/>
      <text:p text:style-name="P7">CÓDIGO FUENTE</text:p>
      <text:p text:style-name="P7"/>
      <text:p text:style-name="P11">#include &lt;iostream&gt;</text:p>
      <text:p text:style-name="P11">#include &lt;cassert&gt;</text:p>
      <text:p text:style-name="P11">#include &lt;thread&gt;</text:p>
      <text:p text:style-name="P11">#include &lt;mutex&gt;</text:p>
      <text:p text:style-name="P11">#include &lt;random&gt; // dispositivos, generadores y distribuciones aleatorias</text:p>
      <text:p text:style-name="P11">#include &lt;chrono&gt; // duraciones (duration), unidades de tiempo</text:p>
      <text:p text:style-name="P11">#include "Semaphore.h"</text:p>
      <text:p text:style-name="P11"/>
      <text:p text:style-name="P11">using namespace std ;</text:p>
      <text:p text:style-name="P11">using namespace SEM ;</text:p>
      <text:p text:style-name="P11"/>
      <text:p text:style-name="P11">// variables compartidas + Semáforos</text:p>
      <text:p text:style-name="P11">const int NUM_FUMADORES = 5; // fumadores</text:p>
      <text:p text:style-name="P11">Semaphore mostr_vacio = 1; // Semaforo para indicar si el mostrador esta vacio o no</text:p>
      <text:p text:style-name="P11">vector&lt;Semaphore&gt; ingr_disp; // Semaforo para controlar si el ingrediente esta disponible(1) o no (0)</text:p>
      <text:p text:style-name="P11">mutex mtx;</text:p>
      <text:p text:style-name="P11"/>
      <text:p text:style-name="P11"/>
      <text:p text:style-name="P11">//**********************************************************************</text:p>
      <text:p text:style-name="P11">// plantilla de función para generar un entero aleatorio uniformemente</text:p>
      <text:p text:style-name="P11">// distribuido entre dos valores enteros, ambos incluidos</text:p>
      <text:p text:style-name="P11"><text:soft-page-break/>// (ambos tienen que ser dos constantes, conocidas en tiempo de compilación)</text:p>
      <text:p text:style-name="P11">//----------------------------------------------------------------------</text:p>
      <text:p text:style-name="P11"/>
      <text:p text:style-name="P11">template&lt; int min, int max &gt; int aleatorio()</text:p>
      <text:p text:style-name="P11">{</text:p>
      <text:p text:style-name="P11"><text:s text:c="2"/>static default_random_engine generador( (random_device())() );</text:p>
      <text:p text:style-name="P11"><text:s text:c="2"/>static uniform_int_distribution&lt;int&gt; distribucion_uniforme( min, max ) ;</text:p>
      <text:p text:style-name="P11"><text:s text:c="2"/>return distribucion_uniforme( generador );</text:p>
      <text:p text:style-name="P11">}</text:p>
      <text:p text:style-name="P11"/>
      <text:p text:style-name="P11">// funcion Producir() que produce un numero aleatorio '0,1,2' con retraso</text:p>
      <text:p text:style-name="P11">// aleatorio</text:p>
      <text:p text:style-name="P11"/>
      <text:p text:style-name="P11"><text:s text:c="2"/>int producir(){</text:p>
      <text:p text:style-name="P11"><text:s text:c="4"/>// genera un ingrediente aleatorio</text:p>
      <text:p text:style-name="P11"><text:s text:c="4"/>int ingrediente_aleat(aleatorio&lt;0,2&gt;());</text:p>
      <text:p text:style-name="P11"><text:s text:c="4"/>// espera un tiempo aleatorio</text:p>
      <text:p text:style-name="P11"><text:s text:c="4"/>this_thread::sleep_for( chrono::milliseconds( aleatorio&lt;50,200&gt;()));</text:p>
      <text:p text:style-name="P11"><text:s text:c="4"/>// devuelves el ingrediente generado</text:p>
      <text:p text:style-name="P11"><text:s text:c="4"/>return ingrediente_aleat;</text:p>
      <text:p text:style-name="P11"><text:s text:c="2"/>}</text:p>
      <text:p text:style-name="P11"/>
      <text:p text:style-name="P11">// función que ejecuta la hebra del estanquero</text:p>
      <text:p text:style-name="P11"/>
      <text:p text:style-name="P11">void funcion_hebra_estanquero( <text:s/>)</text:p>
      <text:p text:style-name="P11">{</text:p>
      <text:p text:style-name="P11"><text:s text:c="2"/>int ingrediente;</text:p>
      <text:p text:style-name="P11"><text:s text:c="2"/>while (true) {</text:p>
      <text:p text:style-name="P11"><text:s text:c="4"/>sem_wait(mostr_vacio); // pone mostr_vacio a 0</text:p>
      <text:p text:style-name="P11"/>
      <text:p text:style-name="P11"><text:s text:c="4"/>// genera un ingrediente aleatorio y además hace un retraso aleatorio</text:p>
      <text:p text:style-name="P11"><text:s text:c="4"/>ingrediente = producir();</text:p>
      <text:p text:style-name="P11"/>
      <text:p text:style-name="P11"><text:s text:c="4"/>mtx.lock();</text:p>
      <text:p text:style-name="P11"><text:s text:c="6"/>cout &lt;&lt; "Estanquero: Ha producido ingrediente " &lt;&lt; ingrediente &lt;&lt; endl &lt;&lt; flush;</text:p>
      <text:p text:style-name="P11"><text:s text:c="4"/>mtx.unlock();</text:p>
      <text:p text:style-name="P11"><text:s text:c="4"/>// el ingrediente pasa a estar disponible</text:p>
      <text:p text:style-name="P11"><text:s text:c="4"/>sem_signal(ingr_disp[ingrediente]);</text:p>
      <text:p text:style-name="P11"/>
      <text:p text:style-name="P11"><text:s text:c="2"/>}</text:p>
      <text:p text:style-name="P11">}</text:p>
      <text:p text:style-name="P11"/>
      <text:p text:style-name="P11">// Función que simula la acción de fumar, como un retardo aleatoria de la hebra</text:p>
      <text:p text:style-name="P11"/>
      <text:p text:style-name="P11">void fumar( int num_fumador )</text:p>
      <text:p text:style-name="P11">{</text:p>
      <text:p text:style-name="P11"/>
      <text:p text:style-name="P11"><text:s text:c="3"/>// calcular milisegundos aleatorios de duración de la acción de fumar)</text:p>
      <text:p text:style-name="P11"><text:s text:c="3"/>chrono::milliseconds duracion_fumar( aleatorio&lt;50,200&gt;() );</text:p>
      <text:p text:style-name="P11"/>
      <text:p text:style-name="P11"><text:s text:c="3"/>// informa de que comienza a fumar</text:p>
      <text:p text:style-name="P11"><text:s text:c="4"/>mtx.lock();</text:p>
      <text:p text:style-name="P11"><text:soft-page-break/><text:s text:c="4"/>cout &lt;&lt; "Fumador " &lt;&lt; num_fumador &lt;&lt; " <text:s/>:"</text:p>
      <text:p text:style-name="P11"><text:s text:c="10"/>&lt;&lt; " empieza a fumar (" &lt;&lt; duracion_fumar.count() &lt;&lt; " milisegundos)" &lt;&lt; endl &lt;&lt; flush;</text:p>
      <text:p text:style-name="P11"><text:s text:c="4"/>mtx.unlock();</text:p>
      <text:p text:style-name="P11"><text:s text:c="3"/>// espera bloqueada un tiempo igual a ''duracion_fumar' milisegundos</text:p>
      <text:p text:style-name="P11"><text:s text:c="3"/>this_thread::sleep_for( duracion_fumar );</text:p>
      <text:p text:style-name="P11"/>
      <text:p text:style-name="P11"><text:s text:c="3"/>// informa de que ha terminado de fumar</text:p>
      <text:p text:style-name="P11"><text:s text:c="4"/>mtx.lock();</text:p>
      <text:p text:style-name="P11"><text:s text:c="4"/>cout &lt;&lt; "Fumador " &lt;&lt; num_fumador &lt;&lt; " <text:s/>: termina de fumar, comienza espera de ingrediente." &lt;&lt; endl &lt;&lt; flush;</text:p>
      <text:p text:style-name="P11"><text:s text:c="4"/>mtx.unlock();</text:p>
      <text:p text:style-name="P11"/>
      <text:p text:style-name="P11">}</text:p>
      <text:p text:style-name="P11"/>
      <text:p text:style-name="P11">// función que ejecuta la hebra del fumador</text:p>
      <text:p text:style-name="P11"/>
      <text:p text:style-name="P11">void <text:s/>funcion_hebra_fumador( int num_fumador )</text:p>
      <text:p text:style-name="P11">{</text:p>
      <text:p text:style-name="P11"><text:s text:c="3"/>while( true ){</text:p>
      <text:p text:style-name="P11"><text:s text:c="6"/>// espera hasta que el ingrediente esta disponible</text:p>
      <text:p text:style-name="P11"><text:s text:c="6"/>sem_wait(ingr_disp[num_fumador]);</text:p>
      <text:p text:style-name="P11"><text:s text:c="6"/>mtx.lock();</text:p>
      <text:p text:style-name="P11"><text:s text:c="8"/>cout &lt;&lt; "Fumador: retirado ingrediente: " &lt;&lt; num_fumador &lt;&lt; endl &lt;&lt; flush;</text:p>
      <text:p text:style-name="P11"><text:s text:c="6"/>mtx.unlock();</text:p>
      <text:p text:style-name="P11"><text:s text:c="6"/>sem_signal(mostr_vacio);</text:p>
      <text:p text:style-name="P11"><text:s text:c="6"/>fumar(num_fumador);</text:p>
      <text:p text:style-name="P11"/>
      <text:p text:style-name="P11"><text:s text:c="3"/>}</text:p>
      <text:p text:style-name="P11">}</text:p>
      <text:p text:style-name="P11"/>
      <text:p text:style-name="P11">int main()</text:p>
      <text:p text:style-name="P11">{</text:p>
      <text:p text:style-name="P11"/>
      <text:p text:style-name="P11"><text:s text:c="3"/>for(int k=0; k&lt;NUM_FUMADORES; k++){</text:p>
      <text:p text:style-name="P11"><text:tab/><text:tab/> <text:s/>ingr_disp.push_back(0);</text:p>
      <text:p text:style-name="P11"><text:tab/> }</text:p>
      <text:p text:style-name="P11"><text:s text:c="3"/>thread hebraEstanquero(funcion_hebra_estanquero);</text:p>
      <text:p text:style-name="P11"><text:s text:c="3"/>thread fumadores[NUM_FUMADORES];</text:p>
      <text:p text:style-name="P11"><text:s text:c="3"/>for(int i = 0; i&lt;NUM_FUMADORES; i++){</text:p>
      <text:p text:style-name="P11"><text:s text:c="6"/>fumadores[i] = thread (funcion_hebra_fumador,i);</text:p>
      <text:p text:style-name="P11"><text:s text:c="3"/>}</text:p>
      <text:p text:style-name="P11"><text:s text:c="3"/>for(int j=0; j&lt;NUM_FUMADORES; j++ ){</text:p>
      <text:p text:style-name="P11"><text:s text:c="5"/>fumadores[j].join();</text:p>
      <text:p text:style-name="P11"><text:s text:c="3"/>}</text:p>
      <text:p text:style-name="P11"><text:s text:c="4"/>hebraEstanquero.join();</text:p>
      <text:p text:style-name="P11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25T12:20:14.893614590</meta:creation-date>
    <dc:date>2019-11-25T13:19:07.062310547</dc:date>
    <meta:editing-duration>PT7M10S</meta:editing-duration>
    <meta:editing-cycles>3</meta:editing-cycles>
    <meta:generator>LibreOffice/6.3.2.2$Linux_X86_64 LibreOffice_project/98b30e735bda24bc04ab42594c85f7fd8be07b9c</meta:generator>
    <meta:document-statistic meta:table-count="0" meta:image-count="0" meta:object-count="0" meta:page-count="7" meta:paragraph-count="247" meta:word-count="1161" meta:character-count="9022" meta:non-whitespace-character-count="7562"/>
  </office:meta>
</office:document-meta>
</file>